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431in" style:rel-column-width="638*"/>
    </style:style>
    <style:style style:name="Table1.B" style:family="table-column">
      <style:table-column-properties style:column-width="2.234in" style:rel-column-width="3217*"/>
    </style:style>
    <style:style style:name="Table1.C" style:family="table-column">
      <style:table-column-properties style:column-width="1.3382in" style:rel-column-width="1927*"/>
    </style:style>
    <style:style style:name="Table1.D" style:family="table-column">
      <style:table-column-properties style:column-width="1.3389in" style:rel-column-width="1928*"/>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4pt" fo:language="uk" fo:country="UA" officeooo:rsid="000e1a2a" officeooo:paragraph-rsid="000e1a2a" style:font-size-asian="12.1999998092651pt" style:font-size-complex="14pt"/>
    </style:style>
    <style:style style:name="P2" style:family="paragraph" style:parent-style-name="Standard">
      <style:paragraph-properties fo:text-align="center" style:justify-single-word="false"/>
      <style:text-properties style:font-name="Times New Roman" fo:font-size="14pt" fo:language="uk" fo:country="UA" fo:font-weight="bold" officeooo:rsid="000e1a2a" officeooo:paragraph-rsid="000e1a2a" style:font-size-asian="12.1999998092651pt" style:font-weight-asian="bold" style:font-size-complex="14pt" style:font-weight-complex="bold"/>
    </style:style>
    <style:style style:name="P3" style:family="paragraph" style:parent-style-name="Standard">
      <style:paragraph-properties fo:text-align="end" style:justify-single-word="false"/>
      <style:text-properties style:font-name="Times New Roman" fo:font-size="14pt" fo:language="uk" fo:country="UA" fo:font-weight="normal" officeooo:rsid="000e1a2a" officeooo:paragraph-rsid="000e1a2a" style:font-size-asian="12.1999998092651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4pt" fo:language="uk" fo:country="UA" fo:font-style="normal" style:text-underline-style="solid" style:text-underline-width="auto" style:text-underline-color="font-color" fo:font-weight="bold" officeooo:rsid="000f40ec" officeooo:paragraph-rsid="000f40ec" style:font-size-asian="12.1999998092651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style:font-name="Times New Roman" fo:font-size="14pt" fo:language="uk" fo:country="UA" fo:font-style="normal" style:text-underline-style="solid" style:text-underline-width="auto" style:text-underline-color="font-color" fo:font-weight="normal" officeooo:rsid="000f40ec" officeooo:paragraph-rsid="000f40ec" style:font-size-asian="12.1999998092651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style:font-name="Times New Roman" fo:font-size="14pt" fo:language="uk" fo:country="UA" fo:font-style="normal" style:text-underline-style="none" fo:font-weight="normal" officeooo:rsid="000f40ec" officeooo:paragraph-rsid="000f40ec" style:font-size-asian="12.1999998092651pt" style:font-style-asian="normal" style:font-weight-asian="normal" style:font-size-complex="14pt" style:font-style-complex="normal" style:font-weight-complex="normal"/>
    </style:style>
    <style:style style:name="P7" style:family="paragraph" style:parent-style-name="HTML_20_Preformatted">
      <style:text-properties style:font-name="Times New Roman"/>
    </style:style>
    <style:style style:name="P8" style:family="paragraph" style:parent-style-name="Standard">
      <style:paragraph-properties fo:text-align="start" style:justify-single-word="false"/>
      <style:text-properties officeooo:paragraph-rsid="000f40ec"/>
    </style:style>
    <style:style style:name="P9" style:family="paragraph" style:parent-style-name="Standard">
      <style:paragraph-properties fo:text-align="start" style:justify-single-word="false"/>
      <style:text-properties officeooo:paragraph-rsid="0015ca14"/>
    </style:style>
    <style:style style:name="P10" style:family="paragraph" style:parent-style-name="Standard">
      <style:paragraph-properties fo:text-align="start" style:justify-single-word="false"/>
      <style:text-properties style:font-name="Times New Roman" fo:font-size="14pt" fo:language="uk" fo:country="UA" fo:font-style="normal" style:text-underline-style="none" fo:font-weight="normal" officeooo:rsid="000f40ec" officeooo:paragraph-rsid="000f40ec" style:font-size-asian="12.1999998092651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style:font-name="Times New Roman" fo:font-size="14pt" fo:language="uk" fo:country="UA" fo:font-style="normal" style:text-underline-style="none" fo:font-weight="normal" officeooo:rsid="0012bcac" officeooo:paragraph-rsid="000f40ec" style:font-size-asian="12.1999998092651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style:font-name="Times New Roman" fo:font-size="14pt" fo:language="uk" fo:country="UA" fo:font-style="normal" style:text-underline-style="none" fo:font-weight="normal" officeooo:rsid="0015ca14" officeooo:paragraph-rsid="0015ca14" style:font-size-asian="12.1999998092651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Times New Roman" fo:font-size="14pt" fo:language="uk" fo:country="UA" fo:font-style="normal" style:text-underline-style="none" fo:font-weight="normal" officeooo:rsid="0016da8e" officeooo:paragraph-rsid="0017bf93" style:font-size-asian="12.1999998092651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Times New Roman" fo:font-size="14pt" fo:language="uk" fo:country="UA" fo:font-style="normal" style:text-underline-style="solid" style:text-underline-width="auto" style:text-underline-color="font-color" fo:font-weight="normal" officeooo:rsid="000f40ec" officeooo:paragraph-rsid="0015ca14" style:font-size-asian="12.1999998092651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language="uk" fo:country="UA" fo:font-style="normal" style:text-underline-style="solid" style:text-underline-width="auto" style:text-underline-color="font-color" fo:font-weight="bold" officeooo:rsid="000f40ec" officeooo:paragraph-rsid="000f40ec" style:font-size-asian="12.1999998092651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ize="14pt" fo:language="uk" fo:country="UA" fo:font-style="normal" style:text-underline-style="solid" style:text-underline-width="auto" style:text-underline-color="font-color" fo:font-weight="bold" officeooo:rsid="0015ca14" officeooo:paragraph-rsid="0015ca14" style:font-size-asian="12.1999998092651pt" style:font-style-asian="normal" style:font-weight-asian="bold" style:font-size-complex="14pt" style:font-style-complex="normal" style:font-weight-complex="bold"/>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paragraph-properties fo:margin-top="0in" fo:margin-bottom="0in" loext:contextual-spacing="false" fo:line-height="100%"/>
      <style:text-properties style:font-name="Times New Roman"/>
    </style:style>
    <style:style style:name="P19" style:family="paragraph" style:parent-style-name="Standard">
      <style:paragraph-properties fo:margin-top="0in" fo:margin-bottom="0in" loext:contextual-spacing="false" fo:line-height="100%" fo:text-align="center" style:justify-single-word="false"/>
      <style:text-properties style:font-name="Times New Roman"/>
    </style:style>
    <style:style style:name="P20" style:family="paragraph" style:parent-style-name="Standard">
      <style:paragraph-properties fo:margin-top="0in" fo:margin-bottom="0in" loext:contextual-spacing="false" fo:line-height="100%" fo:text-align="center" style:justify-single-word="false"/>
      <style:text-properties fo:font-size="12pt" fo:language="uk" fo:country="UA" fo:font-weight="bold" officeooo:rsid="0018731e" officeooo:paragraph-rsid="0018731e" style:font-size-asian="12pt" style:font-weight-asian="bold" style:font-size-complex="12pt"/>
    </style:style>
    <style:style style:name="P21" style:family="paragraph" style:parent-style-name="Table_20_Contents">
      <style:paragraph-properties fo:text-align="start" style:justify-single-word="false"/>
      <style:text-properties style:font-name="Times New Roman" fo:font-size="14pt" style:font-size-asian="12.1999998092651pt" style:font-size-complex="14pt"/>
    </style:style>
    <style:style style:name="P22" style:family="paragraph" style:parent-style-name="Table_20_Contents">
      <style:paragraph-properties fo:text-align="start" style:justify-single-word="false"/>
      <style:text-properties style:font-name="Times New Roman" fo:font-size="14pt" officeooo:rsid="0018731e" officeooo:paragraph-rsid="0018731e" style:font-size-asian="12.1999998092651pt" style:font-size-complex="14pt"/>
    </style:style>
    <style:style style:name="T1" style:family="text">
      <style:text-properties officeooo:rsid="0015ca14"/>
    </style:style>
    <style:style style:name="T2" style:family="text">
      <style:text-properties style:text-underline-style="none"/>
    </style:style>
    <style:style style:name="T3" style:family="text">
      <style:text-properties style:text-underline-style="none" officeooo:rsid="0015ca14"/>
    </style:style>
    <style:style style:name="T4" style:family="text">
      <style:text-properties style:text-underline-style="none" officeooo:rsid="0016da8e"/>
    </style:style>
    <style:style style:name="T5" style:family="text">
      <style:text-properties officeooo:rsid="0017bf93"/>
    </style:style>
    <style:style style:name="T6" style:family="text">
      <style:text-properties style:font-name="Times New Roman" fo:font-size="14pt" fo:language="uk" fo:country="UA" fo:font-style="normal" style:text-underline-style="solid" style:text-underline-width="auto" style:text-underline-color="font-color" fo:font-weight="bold" officeooo:rsid="000f40ec" style:font-size-asian="12.1999998092651pt" style:font-style-asian="normal" style:font-weight-asian="bold" style:font-size-complex="14pt" style:font-style-complex="normal" style:font-weight-complex="bold"/>
    </style:style>
    <style:style style:name="T7" style:family="text">
      <style:text-properties style:font-name="Times New Roman" fo:font-size="14pt" fo:language="uk" fo:country="UA" fo:font-style="normal" style:text-underline-style="solid" style:text-underline-width="auto" style:text-underline-color="font-color" fo:font-weight="bold" officeooo:rsid="0018731e" style:font-size-asian="12.1999998092651pt" style:font-style-asian="normal" style:font-weight-asian="bold" style:font-size-complex="14pt" style:font-style-complex="normal" style:font-weight-complex="bold"/>
    </style:style>
    <style:style style:name="T8" style:family="text">
      <style:text-properties style:font-name="Times New Roman" fo:font-size="14pt" fo:language="uk" fo:country="UA" fo:font-style="normal" style:text-underline-style="solid" style:text-underline-width="auto" style:text-underline-color="font-color" fo:font-weight="bold" officeooo:rsid="0015ca14" style:font-size-asian="12.1999998092651pt" style:font-style-asian="normal" style:font-weight-asian="bold" style:font-size-complex="14pt" style:font-style-complex="normal" style:font-weight-complex="bold"/>
    </style:style>
    <style:style style:name="T9" style:family="text">
      <style:text-properties officeooo:rsid="0018731e"/>
    </style:style>
    <style:style style:name="T10" style:family="text">
      <style:text-properties fo:language="uk" fo:country="UA" style:font-size-complex="12pt"/>
    </style:style>
    <style:style style:name="T11" style:family="text">
      <style:text-properties fo:color="#000000" style:font-name="Calibri" fo:font-size="11pt" fo:language="uk" fo:country="UA" style:font-size-asian="11pt" style:font-name-complex="Calibri1" style:font-size-complex="12pt"/>
    </style:style>
    <style:style style:name="T12" style:family="text">
      <style:text-properties fo:color="#000000" fo:font-size="11pt" fo:language="uk" fo:country="UA" style:font-size-asian="11pt" style:font-name-complex="Calibri1" style:font-size-complex="12pt"/>
    </style:style>
    <style:style style:name="T13" style:family="text">
      <style:text-properties fo:language="ru" fo:country="RU" style:font-size-complex="12pt"/>
    </style:style>
    <style:style style:name="T14" style:family="text">
      <style:text-properties fo:language="ru" fo:country="RU" officeooo:rsid="0018731e" style:font-size-complex="12pt"/>
    </style:style>
    <style:style style:name="T15" style:family="text">
      <style:text-properties fo:font-size="12pt" fo:language="uk" fo:country="UA" fo:font-weight="bold" style:font-size-asian="12pt" style:font-weight-asian="bold" style:font-size-complex="12pt"/>
    </style:style>
    <style:style style:name="T16" style:family="text">
      <style:text-properties fo:font-size="14pt" fo:font-weight="bold" style:font-size-asian="14pt"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Національний технічний університет України</text:p>
      <text:p text:style-name="P1">“Київський політехнічний інститут імені Ігоря Сікорчького“</text:p>
      <text:p text:style-name="P1">Факультет інформатики та обчислювальної техніки</text:p>
      <text:p text:style-name="P1">Кафедра обчислювальної техніки</text:p>
      <text:p text:style-name="P1"/>
      <text:p text:style-name="P1"/>
      <text:p text:style-name="P1"/>
      <text:p text:style-name="P1"/>
      <text:p text:style-name="P1"/>
      <text:p text:style-name="P1"/>
      <text:p text:style-name="P1"/>
      <text:p text:style-name="P1"/>
      <text:p text:style-name="P1">Основи паралельного програмування</text:p>
      <text:p text:style-name="P2">Лабораторна робота №1</text:p>
      <text:p text:style-name="P2">“ПОТОКИ В МОВІ АДА. ЗАДАЧІ”</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Виконала:</text:p>
      <text:p text:style-name="P3">студентка групи ІВ-81</text:p>
      <text:p text:style-name="P3">Дьяченко Т. С.</text:p>
      <text:p text:style-name="P3">Перевірив:</text:p>
      <text:p text:style-name="P3">Корочкін О.В.</text:p>
      <text:p text:style-name="P1"/>
      <text:p text:style-name="P1"/>
      <text:p text:style-name="P1"/>
      <text:p text:style-name="P1"/>
      <text:p text:style-name="P1"/>
      <text:p text:style-name="P1"/>
      <text:p text:style-name="P1"/>
      <text:p text:style-name="P1"/>
      <text:p text:style-name="P1"/>
      <text:p text:style-name="P1"/>
      <text:p text:style-name="P1"/>
      <text:p text:style-name="P1">Київ</text:p>
      <text:p text:style-name="P1">2020 р.</text:p>
      <text:p text:style-name="P8"><text:soft-page-break/><text:span text:style-name="T6">З</text:span><text:span text:style-name="T7">АВДАННЯ</text:span><text:span text:style-name="T6">:</text:span></text:p>
      <text:p text:style-name="P4"/>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8"><text:span text:style-name="T10"/></text:p>
          </table:table-cell>
          <table:table-cell table:style-name="Table1.A1" office:value-type="string">
            <text:p text:style-name="P20">ПІБ</text:p>
          </table:table-cell>
          <table:table-cell table:style-name="Table1.A1" office:value-type="string">
            <text:p text:style-name="P17"><text:span text:style-name="T16">F1</text:span></text:p>
          </table:table-cell>
          <table:table-cell table:style-name="Table1.A1" office:value-type="string">
            <text:p text:style-name="P17"><text:span text:style-name="T16">F2</text:span></text:p>
          </table:table-cell>
          <table:table-cell table:style-name="Table1.E1" office:value-type="string">
            <text:p text:style-name="P17"><text:span text:style-name="T16">F2</text:span></text:p>
          </table:table-cell>
        </table:table-row>
        <table:table-row>
          <table:table-cell table:style-name="Table1.A2" office:value-type="string">
            <text:p text:style-name="P18"><text:span text:style-name="T10">12</text:span></text:p>
          </table:table-cell>
          <table:table-cell table:style-name="Table1.A2" office:value-type="string">
            <text:p text:style-name="P7"><text:span text:style-name="T12">Дьяченко Тетяна Сергіївна</text:span></text:p>
          </table:table-cell>
          <table:table-cell table:style-name="Table1.A2" office:value-type="string">
            <text:p text:style-name="P19"><text:span text:style-name="T13">1.28</text:span></text:p>
          </table:table-cell>
          <table:table-cell table:style-name="Table1.A2" office:value-type="string">
            <text:p text:style-name="P18"><text:span text:style-name="T13"><text:s text:c="12"/></text:span><text:span text:style-name="T14">2</text:span><text:span text:style-name="T13">.16</text:span></text:p>
          </table:table-cell>
          <table:table-cell table:style-name="Table1.E2" office:value-type="string">
            <text:p text:style-name="P19"><text:span text:style-name="T14">3</text:span><text:span text:style-name="T13">.21</text:span></text:p>
          </table:table-cell>
        </table:table-row>
      </table:table>
      <text:p text:style-name="P4"/>
      <text:p text:style-name="P6"><text:tab/>F1: E = MAX(A)*(X+B*(MA*MD)+C)</text:p>
      <text:p text:style-name="P6"><text:tab/>F2: ML = SORT(TRANS(MF)*MK)</text:p>
      <text:p text:style-name="P6"><text:tab/>F3: S = SORT(O*MO)*(MS*MT)</text:p>
      <text:p text:style-name="P6"/>
      <text:p text:style-name="P9"><text:span text:style-name="T8">В</text:span><text:span text:style-name="T7">ИКОНАННЯ РОБОТИ</text:span><text:span text:style-name="T8">:</text:span></text:p>
      <text:p text:style-name="P12"/>
      <text:p text:style-name="P14">lib1.adb<text:span text:style-name="T2"> — </text:span><text:span text:style-name="T3">основний файл програми, що містить створення паралельних потоків.</text:span></text:p>
      <text:p text:style-name="P14"><text:span text:style-name="T1">data.adb</text:span><text:span text:style-name="T3"> — файл, що містить тіло пакета data. В ньому прописані функції та процедури, що необхідні для обчислення функцій F1, F2, F3 </text:span><text:span text:style-name="T4">та підпрограми, що безпосередньо обчислюють ці функції з використанням цих ресурсів</text:span><text:span text:style-name="T3">.</text:span></text:p>
      <text:p text:style-name="P14"><text:span text:style-name="T1">data.ads</text:span><text:span text:style-name="T3"> — файл, </text:span><text:span text:style-name="T4">що містить специфікацію пакету data.</text:span></text:p>
      <text:p text:style-name="P14"><text:span text:style-name="T3"/></text:p>
      <text:p text:style-name="P9"><text:span text:style-name="T8">В</text:span><text:span text:style-name="T7">ИСНОВКИ</text:span><text:span text:style-name="T8">:</text:span></text:p>
      <text:p text:style-name="P16"/>
      <text:p text:style-name="P13">В ході виконання завдання лабораторної роботи було створену паралельну програму на мові Ada. При вводі даних виникла проблема: усі потоки одночасно зверталися до консолі та клавіатури, тому неможливо було визначити які дані в які змінні потрапили. Цю проблему було вирішено за допомогою трьох об’єктів типу Suspension_object <text:span text:style-name="T5">з пакету Ada.Synchronous_Task_Control. Кожен </text:span>об’єкт <text:span text:style-name="T5">відповідає за доступ відповідної задачі (потоку) до ресурсу консолі (прилад вводу/виводу). Спочатку доступ надається першому потоку, який, після завершення вводу своїх даних надає доступ другому, який, після зчитування своїх даних передає третьому. Цикл повторюється для почергового виводу результатів. Як альтернативне рішення було написано функції для автоматичного заповнення векторів та матриць, що можуть бути викликані в коді замість функцій, що читають з клавіатури.</text:span></text:p>
      <text:p text:style-name="P6"/>
      <text:p text:style-name="P4"><text:span text:style-name="T1">ДОДАТОК. </text:span>Лістінг програми:</text:p>
      <text:p text:style-name="P4"/>
      <text:p text:style-name="P5">lib1.adb</text:p>
      <text:p text:style-name="P6"/>
      <text:p text:style-name="P6">--------------------------------</text:p>
      <text:p text:style-name="P6">-- Lab 1 Var 12</text:p>
      <text:p text:style-name="P6">-- F1: E = MAX(A)*(X+B*(MA*MD)+C)</text:p>
      <text:p text:style-name="P6">-- F2: ML = SORT(TRANS(MF)*MK)</text:p>
      <text:p text:style-name="P6">-- F3: S = SORT(O*MO)*(MS*MT)</text:p>
      <text:p text:style-name="P6">-- Diachenko Tetiana IV-81</text:p>
      <text:p text:style-name="P6">-- Date 10.09.2020</text:p>
      <text:p text:style-name="P6"><text:soft-page-break/>---------------------------------</text:p>
      <text:p text:style-name="P6"/>
      <text:p text:style-name="P6">with Data, Text_IO, Ada.Integer_Text_IO, System.Multiprocessors, Ada.Synchronous_Task_Control;</text:p>
      <text:p text:style-name="P6">use Text_IO, Ada.Integer_Text_IO, System.Multiprocessors, Ada.Synchronous_Task_Control;</text:p>
      <text:p text:style-name="P6"/>
      <text:p text:style-name="P6">procedure Lab1 is</text:p>
      <text:p text:style-name="P6"/>
      <text:p text:style-name="P6"><text:tab/>n: Integer := 3;</text:p>
      <text:p text:style-name="P6"><text:tab/>package data_1 is new data(n);</text:p>
      <text:p text:style-name="P6"><text:tab/>use data_1;</text:p>
      <text:p text:style-name="P6"/>
      <text:p text:style-name="P6"><text:tab/>SO1: Suspension_object;</text:p>
      <text:p text:style-name="P6"><text:tab/>SO2: Suspension_object;</text:p>
      <text:p text:style-name="P6"><text:tab/>SO3: Suspension_object;</text:p>
      <text:p text:style-name="P6"/>
      <text:p text:style-name="P6"><text:tab/>task T1 is</text:p>
      <text:p text:style-name="P6"><text:tab/><text:tab/>pragma Priority(1);</text:p>
      <text:p text:style-name="P6"><text:tab/><text:tab/>pragma Storage_Size(1000000);</text:p>
      <text:p text:style-name="P6"><text:tab/><text:tab/>pragma CPU(1);</text:p>
      <text:p text:style-name="P6"><text:tab/>end;</text:p>
      <text:p text:style-name="P6"><text:tab/>task body T1 is</text:p>
      <text:p text:style-name="P6"><text:tab/><text:tab/>A,B,C,X,E: Vector;</text:p>
      <text:p text:style-name="P6"><text:tab/><text:tab/>f: Integer := 1;</text:p>
      <text:p text:style-name="P6"><text:tab/><text:tab/>MA,MD: Matrix;</text:p>
      <text:p text:style-name="P6"><text:tab/>begin</text:p>
      <text:p text:style-name="P6"><text:tab/><text:tab/>Put_Line("T1 started.");</text:p>
      <text:p text:style-name="P6"><text:tab/><text:tab/>delay(0.2);</text:p>
      <text:p text:style-name="P6"><text:tab/><text:tab/>New_Line;</text:p>
      <text:p text:style-name="P6"><text:tab/><text:tab/>Put_Line("-- F1: E = MAX(A)*(X+B*(MA*MD)+C) --");</text:p>
      <text:p text:style-name="P6"><text:tab/><text:tab/>Put_Line("Input elements of vector A one-by-one:");</text:p>
      <text:p text:style-name="P6"><text:tab/><text:tab/>Vector_Input(A);</text:p>
      <text:p text:style-name="P6"><text:tab/><text:tab/>Put_Line("Input elements of vector B one-by-one:");</text:p>
      <text:p text:style-name="P6"><text:tab/><text:tab/>Vector_Input(B);</text:p>
      <text:p text:style-name="P6"><text:tab/><text:tab/>Put_Line("Input elements of vector C one-by-one:");</text:p>
      <text:p text:style-name="P6"><text:tab/><text:tab/>Vector_Input(C);</text:p>
      <text:p text:style-name="P6"><text:tab/><text:tab/>Put_Line("Input elements of vector X one-by-one:");</text:p>
      <text:p text:style-name="P6"><text:tab/><text:tab/>Vector_Input(X);</text:p>
      <text:p text:style-name="P6"><text:tab/><text:tab/>Put_Line("Input elements of matrix MA one-by-one:");</text:p>
      <text:p text:style-name="P6"><text:tab/><text:tab/>Matrix_Input(MA);</text:p>
      <text:p text:style-name="P6"><text:tab/><text:tab/>Put_Line("Input elements of matrix MD one-by-one:");</text:p>
      <text:p text:style-name="P6"><text:tab/><text:tab/>Matrix_Input(MD);</text:p>
      <text:p text:style-name="P6"><text:tab/><text:tab/>New_Line;</text:p>
      <text:p text:style-name="P6"><text:tab/><text:tab/>New_Line;</text:p>
      <text:p text:style-name="P6"><text:soft-page-break/><text:tab/><text:tab/>Set_True(SO2);</text:p>
      <text:p text:style-name="P6"/>
      <text:p text:style-name="P6"><text:tab/><text:tab/>E := Func1(A,B,C,X,MA,MD);</text:p>
      <text:p text:style-name="P6"/>
      <text:p text:style-name="P6"><text:tab/><text:tab/>if n &lt; 7 then</text:p>
      <text:p text:style-name="P6"><text:tab/><text:tab/><text:tab/>Suspend_Until_True(SO1);</text:p>
      <text:p text:style-name="P6"><text:tab/><text:tab/><text:tab/>Set_False(SO1);</text:p>
      <text:p text:style-name="P6"><text:tab/><text:tab/><text:tab/>Put_Line("-- F1: E = MAX(A)*(X+B*(MA*MD)+C) --");</text:p>
      <text:p text:style-name="P6"><text:tab/><text:tab/><text:tab/>Vector_Print(E);</text:p>
      <text:p text:style-name="P6"><text:tab/><text:tab/><text:tab/>New_Line;</text:p>
      <text:p text:style-name="P6"><text:tab/><text:tab/><text:tab/>New_Line;</text:p>
      <text:p text:style-name="P6"><text:tab/><text:tab/><text:tab/>Set_True(SO2);</text:p>
      <text:p text:style-name="P6"><text:tab/><text:tab/>end if;</text:p>
      <text:p text:style-name="P6"/>
      <text:p text:style-name="P6"><text:tab/><text:tab/>Put_Line("T1 finished.");</text:p>
      <text:p text:style-name="P6"><text:tab/>end T1;</text:p>
      <text:p text:style-name="P6"/>
      <text:p text:style-name="P6"/>
      <text:p text:style-name="P6"><text:tab/>task T2 is</text:p>
      <text:p text:style-name="P6"><text:tab/><text:tab/>pragma Priority(5);</text:p>
      <text:p text:style-name="P6"><text:tab/><text:tab/>pragma Storage_Size(1000000);</text:p>
      <text:p text:style-name="P6"><text:tab/><text:tab/>pragma CPU(2);</text:p>
      <text:p text:style-name="P6"><text:tab/>end;</text:p>
      <text:p text:style-name="P6"><text:tab/>task body T2 is</text:p>
      <text:p text:style-name="P6"><text:tab/><text:tab/>f: Integer := 1;</text:p>
      <text:p text:style-name="P6"><text:tab/><text:tab/>MF,MK,ML: Matrix;</text:p>
      <text:p text:style-name="P6"><text:tab/>begin</text:p>
      <text:p text:style-name="P6"><text:tab/><text:tab/>Put_Line("T2 started.");</text:p>
      <text:p text:style-name="P6"><text:tab/><text:tab/>Suspend_Until_True(SO2);</text:p>
      <text:p text:style-name="P6"><text:tab/><text:tab/>Set_False(SO2);</text:p>
      <text:p text:style-name="P6"><text:tab/><text:tab/>New_Line;</text:p>
      <text:p text:style-name="P6"><text:tab/><text:tab/>Put_Line("-- F2: ML = SORT(TRANS(MF)*MK) --");</text:p>
      <text:p text:style-name="P6"><text:tab/><text:tab/>Put_Line("Input elements of matrix MF one-by-one:");</text:p>
      <text:p text:style-name="P6"><text:tab/><text:tab/>Matrix_Input(MF);</text:p>
      <text:p text:style-name="P6"><text:tab/><text:tab/>Put_Line("Input elements of matrix MK one-by-one:");</text:p>
      <text:p text:style-name="P6"><text:tab/><text:tab/>Matrix_Input(MK);</text:p>
      <text:p text:style-name="P6"><text:tab/><text:tab/>New_Line;</text:p>
      <text:p text:style-name="P6"><text:tab/><text:tab/>New_Line;</text:p>
      <text:p text:style-name="P6"><text:tab/><text:tab/>Set_True(SO3);</text:p>
      <text:p text:style-name="P6"/>
      <text:p text:style-name="P6"/>
      <text:p text:style-name="P6"><text:tab/><text:tab/>ML := Func2(MF,MK);</text:p>
      <text:p text:style-name="P6"/>
      <text:p text:style-name="P6"><text:tab/><text:tab/>if n &lt; 7 then</text:p>
      <text:p text:style-name="P6"><text:tab/><text:tab/><text:tab/>Suspend_Until_True(SO2);</text:p>
      <text:p text:style-name="P6"><text:soft-page-break/><text:tab/><text:tab/><text:tab/>Set_False(SO2);</text:p>
      <text:p text:style-name="P6"><text:tab/><text:tab/><text:tab/>Put_Line("-- F2: ML = SORT(TRANS(MF)*MK) --");</text:p>
      <text:p text:style-name="P6"><text:tab/><text:tab/><text:tab/>Matrix_Print(ML);</text:p>
      <text:p text:style-name="P6"><text:tab/><text:tab/><text:tab/>New_Line;</text:p>
      <text:p text:style-name="P6"><text:tab/><text:tab/><text:tab/>New_Line;</text:p>
      <text:p text:style-name="P6"><text:tab/><text:tab/><text:tab/>Set_True(SO3);</text:p>
      <text:p text:style-name="P6"><text:tab/><text:tab/>end if;</text:p>
      <text:p text:style-name="P6"/>
      <text:p text:style-name="P6"><text:tab/><text:tab/>Put_Line("T2 finished.");</text:p>
      <text:p text:style-name="P6"><text:tab/>end T2;</text:p>
      <text:p text:style-name="P6"/>
      <text:p text:style-name="P6"/>
      <text:p text:style-name="P6">task T3 is</text:p>
      <text:p text:style-name="P6"><text:tab/>pragma Priority(3);</text:p>
      <text:p text:style-name="P6"><text:tab/><text:tab/>pragma Storage_Size(1000000);</text:p>
      <text:p text:style-name="P6"><text:tab/><text:tab/>pragma CPU(3);</text:p>
      <text:p text:style-name="P6"><text:tab/>end;</text:p>
      <text:p text:style-name="P6"><text:tab/>task body T3 is</text:p>
      <text:p text:style-name="P6"><text:tab/><text:tab/>f: Integer := 1;</text:p>
      <text:p text:style-name="P6"><text:tab/><text:tab/>O,S: Vector;</text:p>
      <text:p text:style-name="P6"><text:tab/><text:tab/>MO,MS,MT: Matrix;</text:p>
      <text:p text:style-name="P6"><text:tab/>begin</text:p>
      <text:p text:style-name="P6"><text:tab/><text:tab/>Put_Line("T3 started.");</text:p>
      <text:p text:style-name="P6"><text:tab/><text:tab/>Suspend_Until_True(SO3);</text:p>
      <text:p text:style-name="P6"><text:tab/><text:tab/>Set_False(SO3);</text:p>
      <text:p text:style-name="P6"><text:tab/><text:tab/>New_Line;</text:p>
      <text:p text:style-name="P6"><text:tab/><text:tab/>Put_Line("-- F3: S = SORT(O*MO)*(MS*MT) --");</text:p>
      <text:p text:style-name="P6"><text:tab/><text:tab/>Put_Line("Input elements of vector O one-by-one:");</text:p>
      <text:p text:style-name="P6"><text:tab/><text:tab/>Vector_Input(O);</text:p>
      <text:p text:style-name="P6"><text:tab/><text:tab/>Put_Line("Input elements of matrix MO one-by-one:");</text:p>
      <text:p text:style-name="P6"><text:tab/><text:tab/>Matrix_Input(MO);</text:p>
      <text:p text:style-name="P6"><text:tab/><text:tab/>Put_Line("Input elements of matrix MS one-by-one:");</text:p>
      <text:p text:style-name="P6"><text:tab/><text:tab/>Matrix_Input(MS);</text:p>
      <text:p text:style-name="P6"><text:tab/><text:tab/>Put_Line("Input elements of matrix MT one-by-one:");</text:p>
      <text:p text:style-name="P6"><text:tab/><text:tab/>Matrix_Input(MT);</text:p>
      <text:p text:style-name="P6"><text:tab/><text:tab/>Set_True(SO1);</text:p>
      <text:p text:style-name="P6"/>
      <text:p text:style-name="P6"><text:tab/><text:tab/>S := Func3(O,MO,MS,MT);</text:p>
      <text:p text:style-name="P6"/>
      <text:p text:style-name="P6"><text:tab/><text:tab/>if n &lt; 7 then</text:p>
      <text:p text:style-name="P6"><text:tab/><text:tab/><text:tab/>Suspend_Until_True(SO3);</text:p>
      <text:p text:style-name="P6"><text:tab/><text:tab/><text:tab/>Set_False(SO3);</text:p>
      <text:p text:style-name="P6"><text:tab/><text:tab/><text:tab/>Put_Line("-- F3: S = SORT(O*MO)*(MS*MT) --");</text:p>
      <text:p text:style-name="P6"><text:tab/><text:tab/><text:tab/>Vector_Print(S);</text:p>
      <text:p text:style-name="P6"><text:tab/><text:tab/><text:tab/>New_Line;</text:p>
      <text:p text:style-name="P6"><text:soft-page-break/><text:tab/><text:tab/><text:tab/>New_Line;</text:p>
      <text:p text:style-name="P6"><text:tab/><text:tab/><text:tab/>Set_True(SO1);</text:p>
      <text:p text:style-name="P6"><text:tab/><text:tab/>end if;</text:p>
      <text:p text:style-name="P6"/>
      <text:p text:style-name="P6"><text:tab/><text:tab/>Put_Line("T3 finished.");</text:p>
      <text:p text:style-name="P6"><text:tab/>end T3;</text:p>
      <text:p text:style-name="P6"/>
      <text:p text:style-name="P6">begin</text:p>
      <text:p text:style-name="P6"><text:tab/>Put_Line("Lab 1 started.");</text:p>
      <text:p text:style-name="P6">end Lab1;</text:p>
      <text:p text:style-name="P6"/>
      <text:p text:style-name="P5">data.adb</text:p>
      <text:p text:style-name="P6"/>
      <text:p text:style-name="P6">--------------Package Data, body-------------</text:p>
      <text:p text:style-name="P6">with Text_IO, Ada.Integer_Text_IO;</text:p>
      <text:p text:style-name="P6">use Text_IO, Ada.Integer_Text_IO;</text:p>
      <text:p text:style-name="P6"/>
      <text:p text:style-name="P6">package body Data is</text:p>
      <text:p text:style-name="P6"/>
      <text:p text:style-name="P6">-----Read Vector from Input</text:p>
      <text:p text:style-name="P6">procedure Vector_Input(A: out Vector) is</text:p>
      <text:p text:style-name="P6">begin</text:p>
      <text:p text:style-name="P6"><text:tab/>for i in 1..n loop</text:p>
      <text:p text:style-name="P6"><text:tab/><text:tab/>Get(A(i));</text:p>
      <text:p text:style-name="P6"><text:tab/>end loop;</text:p>
      <text:p text:style-name="P6"><text:tab/>New_Line;</text:p>
      <text:p text:style-name="P6">end Vector_Input;</text:p>
      <text:p text:style-name="P6"/>
      <text:p text:style-name="P6">-----Read Matrix from Input</text:p>
      <text:p text:style-name="P6">procedure Matrix_Input(MA: out Matrix) is</text:p>
      <text:p text:style-name="P6">begin</text:p>
      <text:p text:style-name="P6"><text:tab/>for i in 1..n loop</text:p>
      <text:p text:style-name="P6"><text:tab/><text:tab/>for j in 1..n loop</text:p>
      <text:p text:style-name="P6"><text:tab/><text:tab/><text:tab/>Get(MA(i)(j));</text:p>
      <text:p text:style-name="P6"><text:tab/><text:tab/>end loop;</text:p>
      <text:p text:style-name="P6"><text:tab/><text:tab/>New_Line;</text:p>
      <text:p text:style-name="P6"><text:tab/>end loop;</text:p>
      <text:p text:style-name="P6">end Matrix_Input;</text:p>
      <text:p text:style-name="P6"/>
      <text:p text:style-name="P6"/>
      <text:p text:style-name="P6">-----Fill Vector with Number</text:p>
      <text:p text:style-name="P6">procedure Vector_Fill(A: out Vector; b: Integer) is</text:p>
      <text:p text:style-name="P6">begin</text:p>
      <text:p text:style-name="P6"><text:tab/>for i in 1..n loop</text:p>
      <text:p text:style-name="P6"><text:tab/><text:tab/>A(i) := b;</text:p>
      <text:p text:style-name="P6"><text:soft-page-break/><text:tab/>end loop;</text:p>
      <text:p text:style-name="P6">end Vector_Fill;</text:p>
      <text:p text:style-name="P6"/>
      <text:p text:style-name="P6"/>
      <text:p text:style-name="P6">-----Fill Matrix with Number</text:p>
      <text:p text:style-name="P6">procedure Matrix_Fill(MA: out Matrix; a: Integer) is</text:p>
      <text:p text:style-name="P6">begin</text:p>
      <text:p text:style-name="P6"><text:tab/>for i in 1..n loop</text:p>
      <text:p text:style-name="P6"><text:tab/><text:tab/>for j in 1..n loop</text:p>
      <text:p text:style-name="P6"><text:tab/><text:tab/><text:tab/>MA(i)(j) := a;</text:p>
      <text:p text:style-name="P6"><text:tab/><text:tab/>end loop;</text:p>
      <text:p text:style-name="P6"><text:tab/>end loop;</text:p>
      <text:p text:style-name="P6">end Matrix_Fill;</text:p>
      <text:p text:style-name="P6"/>
      <text:p text:style-name="P6"/>
      <text:p text:style-name="P6">-----Set Vector Element</text:p>
      <text:p text:style-name="P6">procedure Vector_Set_Element(A: out Vector; i,b: Integer) is</text:p>
      <text:p text:style-name="P6">begin</text:p>
      <text:p text:style-name="P6"><text:tab/>A(i) := b;</text:p>
      <text:p text:style-name="P6">end Vector_Set_Element;</text:p>
      <text:p text:style-name="P6"/>
      <text:p text:style-name="P6"/>
      <text:p text:style-name="P6">-----Set Matrix Element</text:p>
      <text:p text:style-name="P6">procedure Matrix_Set_Element(MA: out Matrix; i,j,a: Integer) is</text:p>
      <text:p text:style-name="P6">begin</text:p>
      <text:p text:style-name="P6"><text:tab/>MA(i)(j) := a;</text:p>
      <text:p text:style-name="P6">end Matrix_Set_Element;</text:p>
      <text:p text:style-name="P6"/>
      <text:p text:style-name="P6"/>
      <text:p text:style-name="P6">-----Multiply Scalar and Vector</text:p>
      <text:p text:style-name="P6">function Mul_Vector_Scalar(A: in Vector; b: Integer) return Vector is</text:p>
      <text:p text:style-name="P6"><text:tab/>R: Vector;</text:p>
      <text:p text:style-name="P6">begin</text:p>
      <text:p text:style-name="P6"><text:tab/>for i in 1..n loop</text:p>
      <text:p text:style-name="P6"><text:tab/><text:tab/>R(i) := A(i)*b;</text:p>
      <text:p text:style-name="P6"><text:tab/>end loop;</text:p>
      <text:p text:style-name="P6"><text:tab/>return R;</text:p>
      <text:p text:style-name="P6">end Mul_Vector_Scalar;</text:p>
      <text:p text:style-name="P6"/>
      <text:p text:style-name="P6"/>
      <text:p text:style-name="P6">-----Multiply Vector and Matrix</text:p>
      <text:p text:style-name="P6">function Mul_Vector_Matrix(A: in Vector; MA: in Matrix) return Vector is</text:p>
      <text:p text:style-name="P6"><text:tab/>R: Vector;</text:p>
      <text:p text:style-name="P6"><text:tab/>s: Integer;</text:p>
      <text:p text:style-name="P6">begin</text:p>
      <text:p text:style-name="P6"><text:soft-page-break/><text:tab/>for i in 1..n loop</text:p>
      <text:p text:style-name="P6"><text:tab/><text:tab/>s := 0;</text:p>
      <text:p text:style-name="P6"><text:tab/><text:tab/>for j in 1..n loop</text:p>
      <text:p text:style-name="P6"><text:tab/><text:tab/><text:tab/>s := s + A(j)*MA(j)(i);</text:p>
      <text:p text:style-name="P6"><text:tab/><text:tab/>end loop;</text:p>
      <text:p text:style-name="P6"><text:tab/><text:tab/>R(i) := s;</text:p>
      <text:p text:style-name="P6"><text:tab/>end loop;</text:p>
      <text:p text:style-name="P6"><text:tab/>return R;</text:p>
      <text:p text:style-name="P6">end Mul_Vector_Matrix;</text:p>
      <text:p text:style-name="P6"/>
      <text:p text:style-name="P6"/>
      <text:p text:style-name="P6">-----Multiply Matrix and Matrix</text:p>
      <text:p text:style-name="P6">function Mul_Matrix_Matrix(MA,MB: in Matrix) return Matrix is</text:p>
      <text:p text:style-name="P6"><text:tab/>MR: Matrix;</text:p>
      <text:p text:style-name="P6"><text:tab/>s: Integer;</text:p>
      <text:p text:style-name="P6">begin</text:p>
      <text:p text:style-name="P6"><text:tab/>for i in 1..n loop</text:p>
      <text:p text:style-name="P6"><text:tab/><text:tab/>for j in 1..n loop</text:p>
      <text:p text:style-name="P6"><text:tab/><text:tab/><text:tab/>s := 0;</text:p>
      <text:p text:style-name="P6"><text:tab/><text:tab/><text:tab/>for k in 1..n loop</text:p>
      <text:p text:style-name="P6"><text:tab/><text:tab/><text:tab/><text:tab/>s := s + MA(i)(k)*MB(k)(j);</text:p>
      <text:p text:style-name="P6"><text:tab/><text:tab/><text:tab/>end loop;</text:p>
      <text:p text:style-name="P6"><text:tab/><text:tab/><text:tab/>MR(i)(j) := s;</text:p>
      <text:p text:style-name="P6"><text:tab/><text:tab/>end loop;</text:p>
      <text:p text:style-name="P6"><text:tab/>end loop;</text:p>
      <text:p text:style-name="P6"><text:tab/>return MR;</text:p>
      <text:p text:style-name="P6">end Mul_Matrix_Matrix;</text:p>
      <text:p text:style-name="P6"/>
      <text:p text:style-name="P6"/>
      <text:p text:style-name="P6">-----Add Two Vectors</text:p>
      <text:p text:style-name="P6">function Add_Vectors(A,B: in Vector) return Vector is</text:p>
      <text:p text:style-name="P6"><text:tab/>R: Vector;</text:p>
      <text:p text:style-name="P6">begin</text:p>
      <text:p text:style-name="P6"><text:tab/>for i in 1..n loop</text:p>
      <text:p text:style-name="P6"><text:tab/><text:tab/>R(i) := A(i) + B(i);</text:p>
      <text:p text:style-name="P6"><text:tab/>end loop;</text:p>
      <text:p text:style-name="P6"><text:tab/>return R;</text:p>
      <text:p text:style-name="P6">end Add_Vectors;</text:p>
      <text:p text:style-name="P6"/>
      <text:p text:style-name="P6"/>
      <text:p text:style-name="P6">-----Transpose Matrix</text:p>
      <text:p text:style-name="P6">procedure Transpose_Matrix(MA: in out Matrix) is</text:p>
      <text:p text:style-name="P6"><text:tab/>t: Integer;</text:p>
      <text:p text:style-name="P6">begin</text:p>
      <text:p text:style-name="P6"><text:tab/>for i in 1..n loop</text:p>
      <text:p text:style-name="P6"><text:soft-page-break/><text:tab/><text:tab/>for j in i..n loop</text:p>
      <text:p text:style-name="P6"><text:tab/><text:tab/><text:tab/>t := MA(i)(j);</text:p>
      <text:p text:style-name="P6"><text:tab/><text:tab/><text:tab/>MA(i)(j) := MA(j)(i);</text:p>
      <text:p text:style-name="P6"><text:tab/><text:tab/><text:tab/>MA(j)(i) := t;</text:p>
      <text:p text:style-name="P6"><text:tab/><text:tab/>end loop;</text:p>
      <text:p text:style-name="P6"><text:tab/>end loop;</text:p>
      <text:p text:style-name="P6">end Transpose_Matrix;</text:p>
      <text:p text:style-name="P6"/>
      <text:p text:style-name="P6"/>
      <text:p text:style-name="P6">-----Sort Vector</text:p>
      <text:p text:style-name="P6">procedure Sort_Vector(A: in out Vector) is</text:p>
      <text:p text:style-name="P6"><text:tab/>t: Integer;</text:p>
      <text:p text:style-name="P6">begin</text:p>
      <text:p text:style-name="P6"><text:tab/>for i in 1..n loop</text:p>
      <text:p text:style-name="P6"><text:tab/><text:tab/>for j in i..n loop</text:p>
      <text:p text:style-name="P6"><text:tab/><text:tab/><text:tab/>if A(i) &gt; A(j) then</text:p>
      <text:p text:style-name="P6"><text:tab/><text:tab/><text:tab/><text:tab/>t := A(i);</text:p>
      <text:p text:style-name="P6"><text:tab/><text:tab/><text:tab/><text:tab/>A(i) := A(j);</text:p>
      <text:p text:style-name="P6"><text:tab/><text:tab/><text:tab/><text:tab/>A(j) := t;</text:p>
      <text:p text:style-name="P6"><text:tab/><text:tab/><text:tab/>end if;</text:p>
      <text:p text:style-name="P6"><text:tab/><text:tab/>end loop;</text:p>
      <text:p text:style-name="P6"><text:tab/>end loop;</text:p>
      <text:p text:style-name="P6">end Sort_Vector;</text:p>
      <text:p text:style-name="P6"/>
      <text:p text:style-name="P6"/>
      <text:p text:style-name="P6">-----Sort Matrix</text:p>
      <text:p text:style-name="P6">procedure Sort_Matrix(MA: in out Matrix) is</text:p>
      <text:p text:style-name="P6"><text:tab/>t: Integer;</text:p>
      <text:p text:style-name="P6">begin</text:p>
      <text:p text:style-name="P6"><text:tab/>for i in 1..n loop</text:p>
      <text:p text:style-name="P6"><text:tab/><text:tab/>for j in 1..n loop</text:p>
      <text:p text:style-name="P6"><text:tab/><text:tab/><text:tab/>for k in j..n loop</text:p>
      <text:p text:style-name="P6"><text:tab/><text:tab/><text:tab/><text:tab/>if MA(i)(j) &gt; MA(i)(k) then</text:p>
      <text:p text:style-name="P6"><text:tab/><text:tab/><text:tab/><text:tab/><text:tab/>t := MA(i)(j);</text:p>
      <text:p text:style-name="P6"><text:tab/><text:tab/><text:tab/><text:tab/><text:tab/>MA(i)(j) := MA(i)(k);</text:p>
      <text:p text:style-name="P6"><text:tab/><text:tab/><text:tab/><text:tab/><text:tab/>MA(i)(k) := t;</text:p>
      <text:p text:style-name="P6"><text:tab/><text:tab/><text:tab/><text:tab/>end if;</text:p>
      <text:p text:style-name="P6"><text:tab/><text:tab/><text:tab/>end loop;</text:p>
      <text:p text:style-name="P6"><text:tab/><text:tab/>end loop;</text:p>
      <text:p text:style-name="P6"><text:tab/>end loop;</text:p>
      <text:p text:style-name="P6">end Sort_Matrix;</text:p>
      <text:p text:style-name="P6"/>
      <text:p text:style-name="P6"/>
      <text:p text:style-name="P6">-----Find MAX in Vector</text:p>
      <text:p text:style-name="P6">function Vector_Max(A: in Vector) return Integer is</text:p>
      <text:p text:style-name="P6"><text:soft-page-break/><text:tab/>r: Integer;</text:p>
      <text:p text:style-name="P6">begin</text:p>
      <text:p text:style-name="P6"><text:tab/>r := A'First;</text:p>
      <text:p text:style-name="P6"><text:tab/>for i in 1..n loop</text:p>
      <text:p text:style-name="P6"><text:tab/><text:tab/>if r &lt; A(i) then</text:p>
      <text:p text:style-name="P6"><text:tab/><text:tab/><text:tab/> r := A(i);</text:p>
      <text:p text:style-name="P6"><text:tab/><text:tab/>end if;</text:p>
      <text:p text:style-name="P6"><text:tab/>end loop;</text:p>
      <text:p text:style-name="P6"><text:tab/>return r;</text:p>
      <text:p text:style-name="P6">end Vector_Max;</text:p>
      <text:p text:style-name="P6"/>
      <text:p text:style-name="P6"/>
      <text:p text:style-name="P6">-----Print Vector on Screen</text:p>
      <text:p text:style-name="P6">procedure Vector_Print(A: in Vector) is</text:p>
      <text:p text:style-name="P6">begin</text:p>
      <text:p text:style-name="P6"><text:tab/>for i in 1..n loop</text:p>
      <text:p text:style-name="P6"><text:tab/><text:tab/>Put(A(i));</text:p>
      <text:p text:style-name="P6"><text:tab/><text:tab/>Put(" ");</text:p>
      <text:p text:style-name="P6"><text:tab/>end loop;</text:p>
      <text:p text:style-name="P6">end Vector_Print;</text:p>
      <text:p text:style-name="P6"/>
      <text:p text:style-name="P6"/>
      <text:p text:style-name="P6">-----Print Matrix on Screen</text:p>
      <text:p text:style-name="P6">procedure Matrix_Print(MA: in Matrix) is</text:p>
      <text:p text:style-name="P6">begin</text:p>
      <text:p text:style-name="P6"><text:tab/>for i in 1..n loop</text:p>
      <text:p text:style-name="P6"><text:tab/><text:tab/>for j in 1..n loop</text:p>
      <text:p text:style-name="P6"><text:tab/><text:tab/><text:tab/>Put(MA(i)(j));</text:p>
      <text:p text:style-name="P6"><text:tab/><text:tab/><text:tab/>Put(" ");</text:p>
      <text:p text:style-name="P6"><text:tab/><text:tab/>end loop;</text:p>
      <text:p text:style-name="P6"><text:tab/><text:tab/>New_Line;</text:p>
      <text:p text:style-name="P6"><text:tab/>end loop;</text:p>
      <text:p text:style-name="P6">end Matrix_Print;</text:p>
      <text:p text:style-name="P6"/>
      <text:p text:style-name="P6"/>
      <text:p text:style-name="P6">-----Calculate F1: E = MAX(A)*(X+B*(MA*MD)+C)</text:p>
      <text:p text:style-name="P6">function Func1(A,B,C,X: in Vector; MA,MD: in Matrix) return Vector is</text:p>
      <text:p text:style-name="P6"><text:tab/>MR: Matrix;</text:p>
      <text:p text:style-name="P6"><text:tab/>E,D: Vector;</text:p>
      <text:p text:style-name="P6"><text:tab/>n: Integer;</text:p>
      <text:p text:style-name="P6">begin</text:p>
      <text:p text:style-name="P6"><text:tab/>MR := Mul_Matrix_Matrix(MA, MD);</text:p>
      <text:p text:style-name="P6"><text:tab/>D := Mul_Vector_Matrix(B, MR);</text:p>
      <text:p text:style-name="P6"><text:tab/>E := Add_Vectors(X, D);</text:p>
      <text:p text:style-name="P6"><text:tab/>D := Add_Vectors(E, C);</text:p>
      <text:p text:style-name="P6"><text:soft-page-break/><text:tab/>n := Vector_Max(A);</text:p>
      <text:p text:style-name="P6"><text:tab/>E := Mul_Vector_Scalar(D, n);</text:p>
      <text:p text:style-name="P6"><text:tab/>return E;</text:p>
      <text:p text:style-name="P6">end Func1;</text:p>
      <text:p text:style-name="P6"/>
      <text:p text:style-name="P6"/>
      <text:p text:style-name="P6">-----Calculate F2: ML = SORT(TRANS(MF)*MK)</text:p>
      <text:p text:style-name="P6">function Func2(MF,MK: in out Matrix) return Matrix is</text:p>
      <text:p text:style-name="P6"><text:tab/>ML: Matrix;</text:p>
      <text:p text:style-name="P6">begin</text:p>
      <text:p text:style-name="P6"><text:tab/>Transpose_Matrix(MF);</text:p>
      <text:p text:style-name="P6"><text:tab/>ML := Mul_Matrix_Matrix(MF, MK);</text:p>
      <text:p text:style-name="P6"><text:tab/>Sort_Matrix(ML);</text:p>
      <text:p text:style-name="P6"><text:tab/>return ML;</text:p>
      <text:p text:style-name="P6">end Func2;</text:p>
      <text:p text:style-name="P6"/>
      <text:p text:style-name="P6"/>
      <text:p text:style-name="P6">-----Calculate F3: S = SORT(O*MO)*(MS*MT)</text:p>
      <text:p text:style-name="P6">function Func3(O: in Vector; MO,MS,MT: in Matrix) return Vector is</text:p>
      <text:p text:style-name="P6"><text:tab/>S, R: Vector;</text:p>
      <text:p text:style-name="P6"><text:tab/>MR: Matrix;</text:p>
      <text:p text:style-name="P6">begin</text:p>
      <text:p text:style-name="P6"><text:tab/>R := Mul_Vector_Matrix(O, MO);</text:p>
      <text:p text:style-name="P6"><text:tab/>MR := Mul_Matrix_Matrix(MS, MT);</text:p>
      <text:p text:style-name="P6"><text:tab/>Sort_Vector(R);</text:p>
      <text:p text:style-name="P6"><text:tab/>S := Mul_Vector_Matrix(R, MR);</text:p>
      <text:p text:style-name="P6"><text:tab/>return S;</text:p>
      <text:p text:style-name="P6">end Func3;</text:p>
      <text:p text:style-name="P6"/>
      <text:p text:style-name="P6">end Data;</text:p>
      <text:p text:style-name="P6"/>
      <text:p text:style-name="P5">data.ads</text:p>
      <text:p text:style-name="P6"/>
      <text:p text:style-name="P6">generic</text:p>
      <text:p text:style-name="P6"><text:tab/>n: Integer;</text:p>
      <text:p text:style-name="P6"/>
      <text:p text:style-name="P6">package Data is</text:p>
      <text:p text:style-name="P6"/>
      <text:p text:style-name="P6"><text:tab/>-------Vector and Matrix types declaration</text:p>
      <text:p text:style-name="P6"><text:tab/>type Vector is private;</text:p>
      <text:p text:style-name="P6"><text:tab/>type Matrix is private;</text:p>
      <text:p text:style-name="P6"/>
      <text:p text:style-name="P6"/>
      <text:p text:style-name="P6"><text:tab/>-----Read Vector from Input</text:p>
      <text:p text:style-name="P6"><text:tab/>procedure Vector_Input(A: out Vector);</text:p>
      <text:p text:style-name="P6"><text:soft-page-break/></text:p>
      <text:p text:style-name="P6"><text:tab/>-----Read Matrix from Input</text:p>
      <text:p text:style-name="P6"><text:tab/>procedure Matrix_Input(MA: out Matrix);</text:p>
      <text:p text:style-name="P6"/>
      <text:p text:style-name="P6"><text:tab/>-----Fill Vector with Number</text:p>
      <text:p text:style-name="P6"><text:tab/>procedure Vector_Fill(A: out Vector; b: Integer);</text:p>
      <text:p text:style-name="P6"/>
      <text:p text:style-name="P6"><text:tab/>-----Fill Matrix with Number</text:p>
      <text:p text:style-name="P6"><text:tab/>procedure Matrix_Fill(MA: out Matrix; a: Integer);</text:p>
      <text:p text:style-name="P6"/>
      <text:p text:style-name="P6"><text:tab/>-----Set Vector Element</text:p>
      <text:p text:style-name="P6"><text:tab/>procedure Vector_Set_Element(A: out Vector; i,b: Integer);</text:p>
      <text:p text:style-name="P6"/>
      <text:p text:style-name="P6"><text:tab/>-----Set Matrix Element</text:p>
      <text:p text:style-name="P6"><text:tab/>procedure Matrix_Set_Element(MA: out Matrix; i,j,a: Integer);</text:p>
      <text:p text:style-name="P6"/>
      <text:p text:style-name="P6"><text:tab/>-----Multiply Scalar and Vector</text:p>
      <text:p text:style-name="P6"><text:tab/>function Mul_Vector_Scalar(A: in Vector; b: Integer) return Vector;</text:p>
      <text:p text:style-name="P6"/>
      <text:p text:style-name="P6"><text:tab/>-----Multiply Vector and Matrix</text:p>
      <text:p text:style-name="P6"><text:tab/>function Mul_Vector_Matrix(A: in Vector; MA: in Matrix) return Vector;</text:p>
      <text:p text:style-name="P6"/>
      <text:p text:style-name="P6"><text:tab/>-----Multiply Matrix and Matrix</text:p>
      <text:p text:style-name="P6"><text:tab/>function Mul_Matrix_Matrix(MA,MB: in Matrix) return Matrix;</text:p>
      <text:p text:style-name="P6"/>
      <text:p text:style-name="P6"><text:tab/>-----Add Two Vectors</text:p>
      <text:p text:style-name="P6"><text:tab/>function Add_Vectors(A,B: in Vector) return Vector;</text:p>
      <text:p text:style-name="P6"/>
      <text:p text:style-name="P6"><text:tab/>-----Transpose Matrix</text:p>
      <text:p text:style-name="P6"><text:tab/>procedure Transpose_Matrix(MA: in out Matrix);</text:p>
      <text:p text:style-name="P6"/>
      <text:p text:style-name="P6"><text:tab/>-----Sort Vector</text:p>
      <text:p text:style-name="P6"><text:tab/>procedure Sort_Vector(A: in out Vector);</text:p>
      <text:p text:style-name="P6"/>
      <text:p text:style-name="P6"><text:tab/>-----Sort Matrix</text:p>
      <text:p text:style-name="P6"><text:tab/>procedure Sort_Matrix(MA: in out Matrix);</text:p>
      <text:p text:style-name="P6"/>
      <text:p text:style-name="P6"><text:tab/>-----Find MAX in Vector</text:p>
      <text:p text:style-name="P6"><text:tab/>function Vector_Max(A: in Vector) return Integer;</text:p>
      <text:p text:style-name="P6"/>
      <text:p text:style-name="P6"><text:tab/>-----Print Vector on Screen</text:p>
      <text:p text:style-name="P6"><text:tab/>procedure Vector_Print(A: in Vector);</text:p>
      <text:p text:style-name="P6"/>
      <text:p text:style-name="P6"><text:tab/>-----Print Matrix on Screen</text:p>
      <text:p text:style-name="P6"><text:tab/>procedure Matrix_Print(MA: in Matrix);</text:p>
      <text:p text:style-name="P6"><text:soft-page-break/></text:p>
      <text:p text:style-name="P6"><text:tab/>-----Calculate F1: E = MAX(A)*(X+B*(MA*MD)+C)</text:p>
      <text:p text:style-name="P6"><text:tab/>function Func1(A,B,C,X: in Vector; MA,MD: in Matrix) return Vector;</text:p>
      <text:p text:style-name="P6"/>
      <text:p text:style-name="P6"><text:tab/>-----Calculate F2: ML = SORT(TRANS(MF)*MK)</text:p>
      <text:p text:style-name="P6"><text:tab/>function Func2(MF,MK: in out Matrix) return Matrix;</text:p>
      <text:p text:style-name="P6"/>
      <text:p text:style-name="P6"><text:tab/>-----Calculate F3: S = SORT(O*MO)*(MS*MT)</text:p>
      <text:p text:style-name="P6"><text:tab/>function Func3(O: in Vector; MO,MS,MT: in Matrix) return Vector;</text:p>
      <text:p text:style-name="P6"/>
      <text:p text:style-name="P6"/>
      <text:p text:style-name="P6"><text:tab/>------Definition of Vector and Matrix types</text:p>
      <text:p text:style-name="P6"><text:tab/>private</text:p>
      <text:p text:style-name="P6"><text:tab/>type Vector is array (1..n) of Integer;</text:p>
      <text:p text:style-name="P6"><text:tab/>type Matrix is array (1..n) of Vector;</text:p>
      <text:p text:style-name="P6"/>
      <text:p text:style-name="P6">end Data;</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zh" fo:country="CN" style:font-name-asian="Times New Roman1" style:font-family-asian="'Times New Roman'" style:font-family-generic-asian="system" style:font-pitch-asian="variable" style:font-size-asian="10pt" style:language-asian="zh" style:country-asian="CN" style:font-name-complex="Courier New1" style:font-family-complex="'Courier New'"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20:46:54.190731448</meta:creation-date>
    <dc:date>2020-09-09T22:32:41.317577093</dc:date>
    <meta:editing-duration>PT15M33S</meta:editing-duration>
    <meta:editing-cycles>3</meta:editing-cycles>
    <meta:generator>LibreOffice/6.4.5.2$Linux_X86_64 LibreOffice_project/40$Build-2</meta:generator>
    <meta:document-statistic meta:table-count="1" meta:image-count="0" meta:object-count="0" meta:page-count="13" meta:paragraph-count="420" meta:word-count="1486" meta:character-count="10693" meta:non-whitespace-character-count="9163"/>
  </office:meta>
</office:document-meta>
</file>